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153cm" svg:height="8.523cm" svg:x="0.2cm" svg:y="0.9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1T15:25:37.150406425</dc:date>
    <meta:editing-duration>PT4M7S</meta:editing-duration>
    <meta:editing-cycles>22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54cm" svg:height="8.524cm" xlink:href="." xlink:type="simple" chart:class="chart:scatter" chart:style-name="ch1">
        <chart:plot-area chart:style-name="ch2" chart:data-source-has-labels="both" svg:x="0.303cm" svg:y="0.17cm" svg:width="14.548cm" svg:height="8.184cm">
          <chart:coordinate-region svg:x="0.845cm" svg:y="0.369cm" svg:width="13.912cm" svg:height="7.78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83697019872103E-015">
                <text:p>-1.83697019872103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44929359829471E-015">
                <text:p>2.44929359829471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